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978"/>
    </style:style>
    <style:style style:name="P2" style:family="paragraph" style:parent-style-name="Standard">
      <style:text-properties officeooo:rsid="0011e978" officeooo:paragraph-rsid="0011e978"/>
    </style:style>
    <style:style style:name="P3" style:family="paragraph" style:parent-style-name="Standard">
      <style:text-properties officeooo:rsid="001acf1c" officeooo:paragraph-rsid="001acf1c"/>
    </style:style>
    <style:style style:name="P4" style:family="paragraph" style:parent-style-name="Standard">
      <style:text-properties officeooo:rsid="001c907e" officeooo:paragraph-rsid="001c907e"/>
    </style:style>
    <style:style style:name="P5" style:family="paragraph" style:parent-style-name="Standard">
      <style:text-properties officeooo:rsid="001ebade" officeooo:paragraph-rsid="001ebade"/>
    </style:style>
    <style:style style:name="P6" style:family="paragraph" style:parent-style-name="Standard">
      <style:text-properties officeooo:rsid="002048de" officeooo:paragraph-rsid="002048de"/>
    </style:style>
    <style:style style:name="P7" style:family="paragraph" style:parent-style-name="Standard">
      <style:text-properties officeooo:rsid="0021926f" officeooo:paragraph-rsid="0021926f"/>
    </style:style>
    <style:style style:name="P8" style:family="paragraph" style:parent-style-name="Standard">
      <style:text-properties officeooo:rsid="0022337b" officeooo:paragraph-rsid="0022337b"/>
    </style:style>
    <style:style style:name="P9" style:family="paragraph" style:parent-style-name="Standard">
      <style:text-properties officeooo:rsid="0022a3f0" officeooo:paragraph-rsid="0022a3f0"/>
    </style:style>
    <style:style style:name="P10" style:family="paragraph" style:parent-style-name="Standard">
      <style:text-properties officeooo:rsid="0025dc81" officeooo:paragraph-rsid="0025dc81"/>
    </style:style>
    <style:style style:name="T1" style:family="text">
      <style:text-properties officeooo:rsid="0011e978"/>
    </style:style>
    <style:style style:name="T2" style:family="text">
      <style:text-properties officeooo:rsid="001d2350"/>
    </style:style>
    <style:style style:name="T3" style:family="text">
      <style:text-properties officeooo:rsid="002048de"/>
    </style:style>
    <style:style style:name="T4" style:family="text">
      <style:text-properties officeooo:rsid="00204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<text:span text:style-name="T1">Moteur 1 (pred)</text:span></text:p>
      <text:p text:style-name="Standard"><text:tab/>-</text:p>
      <text:p text:style-name="Standard"/>
      <text:p text:style-name="P3">Diagnostic médical de plusieurs maladies</text:p>
      <text:p text:style-name="P3"/>
      <text:p text:style-name="P3">Base de faits : questionnaire au début du programme</text:p>
      <text:p text:style-name="P3"/>
      <text:p text:style-name="P3">Base de règles : déduction des symptomes selon questionnaire</text:p>
      <text:p text:style-name="P3"/>
      <text:p text:style-name="P1"/>
      <text:p text:style-name="P2"/>
      <text:p text:style-name="P2"/>
      <text:p text:style-name="P2">BF :</text:p>
      <text:p text:style-name="P2">- string</text:p>
      <text:p text:style-name="P2">- valeurs (int, float..)</text:p>
      <text:p text:style-name="P2"/>
      <text:p text:style-name="P2">BR :</text:p>
      <text:p text:style-name="P2">- fonctions (valeurs ou string)</text:p>
      <text:p text:style-name="P2"/>
      <text:p text:style-name="P7">CHAINAGE AVANT :</text:p>
      <text:p text:style-name="P4">L’utilisateur choisit <text:span text:style-name="T2">quelques faits et valeurs parmis tous les faits proposés.</text:span></text:p>
      <text:p text:style-name="P5">On pré-processe tout ça <text:span text:style-name="T3">en prédicats.</text:span></text:p>
      <text:p text:style-name="P5"/>
      <text:p text:style-name="P6">Le solveur applique les règles (selon critères de choix de règles) et retourne <text:span text:style-name="T4">une valuation.</text:span></text:p>
      <text:p text:style-name="P6"/>
      <text:p text:style-name="P7">CHAINAGE ARRIERE :</text:p>
      <text:p text:style-name="P8"/>
      <text:p text:style-name="P9">GROUPEMENT PAR PAQUETS :</text:p>
      <text:p text:style-name="P9"/>
      <text:p text:style-name="P9">Si pas de valuation obtenue a partie du premier groupe de règles, alors on passe au second.</text:p>
      <text:p text:style-name="P9"/>
      <text:p text:style-name="P9">Ex : groupe de règles sur symptomes physiques, ne donne pas de résultat</text:p>
      <text:p text:style-name="P9">⇒ application du groupe de règles 2…</text:p>
      <text:p text:style-name="P9"/>
      <text:p text:style-name="P10">groupement selon gravité de la malad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5:07:34.648004456</meta:creation-date>
    <dc:date>2016-10-03T16:37:30.828822035</dc:date>
    <meta:editing-duration>PT1H15M7S</meta:editing-duration>
    <meta:editing-cycles>18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27" meta:character-count="743" meta:non-whitespace-character-count="635"/>
  </office:meta>
</office:document-meta>
</file>